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paragraph-rsid="00148d55"/>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loext:contextual-spacing="false" style:writing-mode="lr-t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ransformer Model Code Documentation</text:h>
      <text:p text:style-name="Text_20_body">This document provides an in-depth explanation of the transformer model implemented in the code, with specific details on how the encoder, decoder, and decoder targets are prepared. Additionally, it explains the usage of multiple multi-head attention layers in the decoder and a single one in the encoder, as well as the computations of query, key, values, and cross-attention in the decoder.</text:p>
      <text:p text:style-name="Horizontal_20_Line"/>
      <text:h text:style-name="Heading_20_3" text:outline-level="3">1. <text:span text:style-name="Strong_20_Emphasis">Transformer Model Overview</text:span></text:h>
      <text:p text:style-name="Text_20_body">The provided code implements a <text:span text:style-name="Strong_20_Emphasis">Transformer</text:span> model, which is a neural network architecture designed for sequential data processing tasks such as <text:span text:style-name="Strong_20_Emphasis">time-series forecasting</text:span> or <text:span text:style-name="Strong_20_Emphasis">sequence-to-sequence learning</text:span>. It employs <text:span text:style-name="Strong_20_Emphasis">self-attention</text:span> mechanisms to handle dependencies between different positions in the input sequence, offering significant advantages over traditional models like RNNs and LSTMs.</text:p>
      <text:p text:style-name="Text_20_body">The architecture is composed of two key components:</text:p>
      <text:list xml:id="list1933708884" text:style-name="L1">
        <text:list-item>
          <text:p text:style-name="P13"><text:span text:style-name="Strong_20_Emphasis">Encoder</text:span>: Processes the input sequence and generates a representation. </text:p>
        </text:list-item>
        <text:list-item>
          <text:p text:style-name="P5"><text:span text:style-name="Strong_20_Emphasis">Decoder</text:span>: Takes the encoder output and generates the predicted sequence (output). </text:p>
        </text:list-item>
      </text:list>
      <text:p text:style-name="Text_20_body">In the provided code, the model processes sequences of length <text:span text:style-name="Source_20_Text">seq_length</text:span>, where both the encoder and decoder have a <text:span text:style-name="Source_20_Text">feature_dim</text:span> as their input/output dimension.</text:p>
      <text:p text:style-name="Horizontal_20_Line"/>
      <text:h text:style-name="Heading_20_3" text:outline-level="3">2. <text:span text:style-name="Strong_20_Emphasis">Encoder and Decoder Architecture</text:span></text:h>
      <text:h text:style-name="Heading_20_4" text:outline-level="4">Encoder:</text:h>
      <text:p text:style-name="Text_20_body">The <text:span text:style-name="Strong_20_Emphasis">encoder</text:span> is responsible for processing the input sequence and generating a sequence of hidden representations. The encoder stack is made up of several <text:span text:style-name="Strong_20_Emphasis">encoder layers</text:span>, each consisting of:</text:p>
      <text:list xml:id="list355578002" text:style-name="L2">
        <text:list-item>
          <text:p text:style-name="P14"><text:span text:style-name="Strong_20_Emphasis">Multi-Head Attention</text:span>: This mechanism allows the model to jointly attend to information from different representation subspaces. </text:p>
        </text:list-item>
        <text:list-item>
          <text:p text:style-name="P14"><text:span text:style-name="Strong_20_Emphasis">Feed-Forward Neural Network (FFN)</text:span>: A simple, fully connected feed-forward network applied to the output of the attention mechanism. </text:p>
        </text:list-item>
        <text:list-item>
          <text:p text:style-name="P6"><text:span text:style-name="Strong_20_Emphasis">Layer Normalization</text:span>: A normalization technique applied after the attention and FFN blocks to stabilize training. </text:p>
        </text:list-item>
      </text:list>
      <text:p text:style-name="Text_20_body">The encoder processes the input sequence with a <text:span text:style-name="Strong_20_Emphasis">masking layer</text:span> that handles padding values by ensuring they do not interfere with the learning process.</text:p>
      <text:h text:style-name="Heading_20_4" text:outline-level="4">Decoder:</text:h>
      <text:p text:style-name="Text_20_body">The <text:span text:style-name="Strong_20_Emphasis">decoder</text:span> generates the output sequence based on both the encoder output and previously generated tokens. The decoder has a similar structure to the encoder but includes an additional <text:span text:style-name="Strong_20_Emphasis">cross-attention</text:span> layer to process the encoder’s output.</text:p>
      <text:p text:style-name="Text_20_body">The decoder consists of:</text:p>
      <text:list xml:id="list2072043755" text:style-name="L3">
        <text:list-item>
          <text:p text:style-name="P15"><text:soft-page-break/><text:span text:style-name="Strong_20_Emphasis">Self-Attention (Masked)</text:span>: Allows the decoder to focus on previously generated tokens (masking future tokens to avoid cheating). </text:p>
        </text:list-item>
        <text:list-item>
          <text:p text:style-name="P15"><text:span text:style-name="Strong_20_Emphasis">Cross-Attention</text:span>: Allows the decoder to focus on the encoder output when generating the next token. </text:p>
        </text:list-item>
        <text:list-item>
          <text:p text:style-name="P15"><text:span text:style-name="Strong_20_Emphasis">Feed-Forward Neural Network (FFN)</text:span>: Same as in the encoder. </text:p>
        </text:list-item>
        <text:list-item>
          <text:p text:style-name="P7"><text:span text:style-name="Strong_20_Emphasis">Layer Normalization</text:span>: Same as in the encoder. </text:p>
        </text:list-item>
      </text:list>
      <text:p text:style-name="P1"><text:span text:style-name="Strong_20_Emphasis"/></text:p>
      <text:h text:style-name="Heading_20_3" text:outline-level="3">3. <text:span text:style-name="Strong_20_Emphasis">Positional Encoding</text:span></text:h>
      <text:p text:style-name="Text_20_body">The Transformer does not inherently handle sequential data ordering, so positional encoding is added to the input to give the model information about the relative or absolute position of tokens in the sequence. In the code, this is handled by the <text:span text:style-name="Source_20_Text">PositionalEncoding</text:span> layer. It generates sinusoidal position embeddings which are added to the input embeddings at each time step.</text:p>
      <text:p text:style-name="P1"><text:span text:style-name="Strong_20_Emphasis"/></text:p>
      <text:h text:style-name="Heading_20_3" text:outline-level="3">4. <text:span text:style-name="Strong_20_Emphasis">Masking Functions</text:span></text:h>
      <text:h text:style-name="Heading_20_4" text:outline-level="4">Look-Ahead Mask (for Decoder):</text:h>
      <text:p text:style-name="Text_20_body">A <text:span text:style-name="Strong_20_Emphasis">look-ahead mask</text:span> is used in the decoder to ensure that the model does not look at future tokens when predicting the next token in the sequence. This is accomplished by masking the upper triangular part of the attention matrix.</text:p>
      <text:p text:style-name="Preformatted_20_Text"/>
      <text:p text:style-name="P3"><text:span text:style-name="Source_20_Text"><text:span text:style-name="T1">def create_look_ahead_mask(seq_len):</text:span></text:span></text:p>
      <text:p text:style-name="P4"><text:span text:style-name="Source_20_Text"><text:span text:style-name="T1"><text:s text:c="4"/>return tf.linalg.band_part(tf.ones((seq_len, seq_len)), -1, 0) * -1e9</text:span></text:span></text:p>
      <text:p text:style-name="Text_20_body">This mask ensures that when calculating self-attention in the decoder, the model only attends to earlier tokens or itself.</text:p>
      <text:h text:style-name="Heading_20_4" text:outline-level="4">Padding Mask:</text:h>
      <text:p text:style-name="Text_20_body">Padding masks are used to mask out padding tokens that are added to sequences to make them all the same length. This prevents the model from using these padding values during attention calculations. In the code, padding masks are created using the <text:span text:style-name="Source_20_Text">create_padding_mask</text:span> function.</text:p>
      <text:p text:style-name="P2"/>
      <text:p text:style-name="P3"><text:span text:style-name="Source_20_Text"><text:span text:style-name="T1">def create_padding_mask(seq):</text:span></text:span></text:p>
      <text:p text:style-name="P3"><text:span text:style-name="Source_20_Text"><text:span text:style-name="T1"><text:s text:c="4"/>mask = tf.reduce_all(tf.math.equal(seq, -1), axis=-1)</text:span></text:span></text:p>
      <text:p text:style-name="P4"><text:span text:style-name="Source_20_Text"><text:span text:style-name="T1"><text:s text:c="4"/>return mask[:, tf.newaxis, tf.newaxis, :]</text:span></text:span></text:p>
      <text:p text:style-name="Text_20_body">Padding values are identified by checking if all features in the token are equal to <text:span text:style-name="Source_20_Text">-1</text:span>.</text:p>
      <text:p text:style-name="Horizontal_20_Line"/>
      <text:h text:style-name="Heading_20_3" text:outline-level="3"><text:soft-page-break/>5. <text:span text:style-name="Strong_20_Emphasis">Decoder Target and Input Preparation</text:span></text:h>
      <text:p text:style-name="Text_20_body">To train a sequence-to-sequence model, we need both the <text:span text:style-name="Strong_20_Emphasis">input sequence</text:span> (for the encoder) and the <text:span text:style-name="Strong_20_Emphasis">target sequence</text:span> (for the decoder). In this model, the target sequence is the <text:span text:style-name="Strong_20_Emphasis">decoder target</text:span>, but we provide the decoder with the <text:span text:style-name="Strong_20_Emphasis">decoder input</text:span>, which is essentially a shifted version of the decoder target.</text:p>
      <text:h text:style-name="Heading_20_4" text:outline-level="4">Preparing Sequences:</text:h>
      <text:p text:style-name="Text_20_body">The function <text:span text:style-name="Source_20_Text">create_sequences</text:span> is used to generate sequences of a specified length (<text:span text:style-name="Source_20_Text">seq_length</text:span>) for both training and testing. It prepares three components:</text:p>
      <text:list xml:id="list2953001121" text:style-name="L4">
        <text:list-item>
          <text:p text:style-name="P16"><text:span text:style-name="Strong_20_Emphasis">X</text:span>: Encoder input sequences. </text:p>
        </text:list-item>
        <text:list-item>
          <text:p text:style-name="P16"><text:span text:style-name="Strong_20_Emphasis">decoder_inputs</text:span>: Decoder input sequences, which consist of the first token from the target sequence followed by the remaining tokens. </text:p>
        </text:list-item>
        <text:list-item>
          <text:p text:style-name="P8"><text:span text:style-name="Strong_20_Emphasis">decoder_targets</text:span>: The target sequence, which is the actual output that the model is trained to predict. </text:p>
        </text:list-item>
      </text:list>
      <text:p text:style-name="P3"><text:span text:style-name="Source_20_Text"><text:span text:style-name="T1">def create_sequences(data, seq_length):</text:span></text:span></text:p>
      <text:p text:style-name="P3"><text:span text:style-name="Source_20_Text"><text:span text:style-name="T1"><text:s text:c="4"/>X, decoder_inputs, decoder_targets = [], [], []</text:span></text:span></text:p>
      <text:p text:style-name="P3"><text:span text:style-name="Source_20_Text"><text:span text:style-name="T1"><text:s text:c="4"/>for i in range(len(data) - 2 * seq_length + 1):</text:span></text:span></text:p>
      <text:p text:style-name="P3"><text:span text:style-name="Source_20_Text"><text:span text:style-name="T1"><text:s text:c="8"/>X.append(data[i:i + seq_length])</text:span></text:span></text:p>
      <text:p text:style-name="P3"><text:span text:style-name="Source_20_Text"><text:span text:style-name="T1"><text:s text:c="8"/>start_token = data[i + seq_length - 1]</text:span></text:span></text:p>
      <text:p text:style-name="P3"><text:span text:style-name="Source_20_Text"><text:span text:style-name="T1"><text:s text:c="8"/>decoder_in = np.vstack([</text:span></text:span></text:p>
      <text:p text:style-name="P3"><text:span text:style-name="Source_20_Text"><text:span text:style-name="T1"><text:s text:c="12"/>start_token,</text:span></text:span></text:p>
      <text:p text:style-name="P3"><text:span text:style-name="Source_20_Text"><text:span text:style-name="T1"><text:s text:c="12"/>data[i + seq_length:i + seq_length + seq_length - 1]</text:span></text:span></text:p>
      <text:p text:style-name="P3"><text:span text:style-name="Source_20_Text"><text:span text:style-name="T1"><text:s text:c="8"/>])</text:span></text:span></text:p>
      <text:p text:style-name="P3"><text:span text:style-name="Source_20_Text"><text:span text:style-name="T1"><text:s text:c="8"/>decoder_target = data[i + seq_length:i + seq_length + seq_length]</text:span></text:span></text:p>
      <text:p text:style-name="P3"><text:span text:style-name="Source_20_Text"><text:span text:style-name="T1"><text:s text:c="8"/>decoder_inputs.append(decoder_in)</text:span></text:span></text:p>
      <text:p text:style-name="P3"><text:span text:style-name="Source_20_Text"><text:span text:style-name="T1"><text:s text:c="8"/>decoder_targets.append(decoder_target)</text:span></text:span></text:p>
      <text:p text:style-name="P4"><text:span text:style-name="Source_20_Text"><text:span text:style-name="T1"><text:s text:c="4"/>return np.array(X), np.array(decoder_inputs), np.array(decoder_targets)</text:span></text:span></text:p>
      <text:p text:style-name="Text_20_body">Here:</text:p>
      <text:list xml:id="list3800385428" text:style-name="L5">
        <text:list-item>
          <text:p text:style-name="P17"><text:span text:style-name="Strong_20_Emphasis">X</text:span> represents the input to the encoder. </text:p>
        </text:list-item>
        <text:list-item>
          <text:p text:style-name="P17"><text:span text:style-name="Strong_20_Emphasis">decoder_inputs</text:span> is the input to the decoder. </text:p>
        </text:list-item>
        <text:list-item>
          <text:p text:style-name="P9"><text:span text:style-name="Strong_20_Emphasis">decoder_targets</text:span> is the actual output of the decoder during training. </text:p>
        </text:list-item>
      </text:list>
      <text:p text:style-name="Horizontal_20_Line"/>
      <text:h text:style-name="Heading_20_3" text:outline-level="3">6. <text:span text:style-name="Strong_20_Emphasis">Multi-Head Attention in Encoder vs. Decoder</text:span></text:h>
      <text:h text:style-name="Heading_20_4" text:outline-level="4">Single Multi-Head Attention in Encoder:</text:h>
      <text:p text:style-name="Text_20_body">In the encoder, <text:span text:style-name="Strong_20_Emphasis">self-attention</text:span> is performed on the input sequence, where the model learns dependencies within the input sequence itself. Since there is no interaction with the decoder at this stage, only <text:span text:style-name="Strong_20_Emphasis">one</text:span> multi-head attention layer is sufficient.</text:p>
      <text:p text:style-name="Preformatted_20_Text"/>
      <text:p text:style-name="P4"><text:span text:style-name="Source_20_Text"><text:span text:style-name="T1">self.mha = MultiHeadAttention(num_heads=num_heads, key_dim=d_model // num_heads)</text:span></text:span></text:p>
      <text:h text:style-name="Heading_20_4" text:outline-level="4">Two Multi-Head Attention Layers in Decoder:</text:h>
      <text:p text:style-name="Text_20_body">In the decoder, two types of attention are used:</text:p>
      <text:list xml:id="list509416145" text:style-name="L6">
        <text:list-item>
          <text:p text:style-name="P18"><text:soft-page-break/><text:span text:style-name="Strong_20_Emphasis">Self-Attention</text:span>: This allows the decoder to focus on the previously generated tokens (masking future tokens). </text:p>
        </text:list-item>
        <text:list-item>
          <text:p text:style-name="P10"><text:span text:style-name="Strong_20_Emphasis">Cross-Attention</text:span>: This allows the decoder to focus on the encoder’s output when predicting the next token. </text:p>
        </text:list-item>
      </text:list>
      <text:p text:style-name="Text_20_body">Thus, the decoder has two multi-head attention layers:</text:p>
      <text:list xml:id="list1090246639" text:style-name="L7">
        <text:list-item>
          <text:p text:style-name="P19">The first multi-head attention layer performs self-attention on the decoder input. </text:p>
        </text:list-item>
        <text:list-item>
          <text:p text:style-name="P11">The second multi-head attention layer performs cross-attention using the encoder output. </text:p>
        </text:list-item>
      </text:list>
      <text:p text:style-name="Preformatted_20_Text"/>
      <text:p text:style-name="P3"><text:span text:style-name="Source_20_Text"><text:span text:style-name="T1">self.mha1 = MultiHeadAttention(num_heads=num_heads, key_dim=d_model // num_heads) <text:s/># Self-attention</text:span></text:span></text:p>
      <text:p text:style-name="P4"><text:span text:style-name="Source_20_Text"><text:span text:style-name="T1">self.mha2 = MultiHeadAttention(num_heads=num_heads, key_dim=d_model // num_heads) <text:s/># Cross-attention with encoder</text:span></text:span></text:p>
      <text:h text:style-name="Heading_20_4" text:outline-level="4">Query, Key, and Value Computations:</text:h>
      <text:p text:style-name="Text_20_body">In both encoder and decoder layers, the <text:span text:style-name="Strong_20_Emphasis">query</text:span>, <text:span text:style-name="Strong_20_Emphasis">key</text:span>, and <text:span text:style-name="Strong_20_Emphasis">value</text:span> matrices are computed from the input sequence. These are used in the attention mechanism to compute attention scores:</text:p>
      <text:list xml:id="list1045547246" text:style-name="L8">
        <text:list-item>
          <text:p text:style-name="P20"><text:span text:style-name="Strong_20_Emphasis">Query</text:span>: Represents the current word that we are trying to predict. </text:p>
        </text:list-item>
        <text:list-item>
          <text:p text:style-name="P20"><text:span text:style-name="Strong_20_Emphasis">Key</text:span>: Represents all the words in the sequence that the query is attending to. </text:p>
        </text:list-item>
        <text:list-item>
          <text:p text:style-name="P12"><text:span text:style-name="Strong_20_Emphasis">Value</text:span>: The values associated with the keys, which contribute to the output based on the attention score. </text:p>
        </text:list-item>
      </text:list>
      <text:p text:style-name="Text_20_body">In the <text:span text:style-name="Strong_20_Emphasis">decoder</text:span>, self-attention uses the decoder’s current output to compute these values, while cross-attention uses the encoder output to calculate them, enabling the decoder to align its predictions with the encoder's context.</text:p>
      <text:p text:style-name="P1"><text:span text:style-name="Strong_20_Emphasis"/></text:p>
      <text:h text:style-name="Heading_20_3" text:outline-level="3">7. <text:span text:style-name="Strong_20_Emphasis">Cross-Attention in Decoder</text:span></text:h>
      <text:p text:style-name="Text_20_body">Cross-attention in the decoder is implemented in the second multi-head attention layer, where the <text:span text:style-name="Strong_20_Emphasis">query</text:span> comes from the decoder output and the <text:span text:style-name="Strong_20_Emphasis">key</text:span> and <text:span text:style-name="Strong_20_Emphasis">value</text:span> come from the encoder output.</text:p>
      <text:p text:style-name="Preformatted_20_Text"/>
      <text:p text:style-name="P4"><text:span text:style-name="Source_20_Text"><text:span text:style-name="T1">attn2 = self.mha2(out1, encoder_outputs, attention_mask=padding_mask)</text:span></text:span></text:p>
      <text:p text:style-name="Text_20_body">This ensures that the decoder attends to relevant information in the encoder's output when generating each token in the sequence.</text:p>
      <text:p text:style-name="Horizontal_20_Line"/>
      <text:h text:style-name="Heading_20_3" text:outline-level="3">8. <text:span text:style-name="Strong_20_Emphasis">Model Training</text:span></text:h>
      <text:p text:style-name="Text_20_body">The model is trained using a <text:span text:style-name="Strong_20_Emphasis">mean squared error (MSE)</text:span> loss function, as this is a regression problem where the output is continuous rather than categorical. During training, the model learns to predict the target sequence given the input sequence and decoder inputs.</text:p>
      <text:p text:style-name="Preformatted_20_Text"/>
      <text:p text:style-name="P4"><text:span text:style-name="Source_20_Text"><text:span text:style-name="T1">model.compile(optimizer=tf.keras.optimizers.Adam(learning_rate=0.001), loss="mse", metrics=['accuracy'])</text:span></text:span></text:p>
      <text:p text:style-name="Text_20_body"><text:soft-page-break/>The training dataset is first scaled using <text:span text:style-name="Strong_20_Emphasis">MinMaxScaler</text:span>, and sequences are generated using the <text:span text:style-name="Source_20_Text">create_sequences</text:span> function. The model is then trained for 10 epochs.</text:p>
      <text:p text:style-name="Horizontal_20_Line"/>
      <text:h text:style-name="Heading_20_3" text:outline-level="3">Conclusion</text:h>
      <text:p text:style-name="Text_20_body">This transformer model is a robust architecture for sequence-to-sequence tasks. It employs attention mechanisms that allow it to process sequences in parallel, making it highly efficient for tasks like time-series forecasting or language modeling. The separation of self-attention and cross-attention in the decoder helps the model generate predictions based on both past information and encoder context, ensuring accurate predictions.</text:p>
      <text:h text:style-name="Heading_20_5" text:outline-level="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21:27:17.471460580</meta:creation-date>
    <dc:date>2025-03-12T21:30:36.446927412</dc:date>
    <meta:editing-duration>PT3M19S</meta:editing-duration>
    <meta:editing-cycles>1</meta:editing-cycles>
    <meta:document-statistic meta:table-count="0" meta:image-count="0" meta:object-count="0" meta:page-count="5" meta:paragraph-count="89" meta:word-count="1255" meta:character-count="8788" meta:non-whitespace-character-count="7516"/>
    <meta:generator>LibreOffice/6.4.7.2$Linux_X86_64 LibreOffice_project/40$Build-2</meta:generator>
  </office:meta>
</office:document-meta>
</file>